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lef1" svg:font-family="Alef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JP" svg:font-family="'Noto Sans JP'" style:font-family-generic="swiss" style:font-pitch="variable"/>
    <style:font-face style:name="Segoe UI Light" svg:font-family="'Segoe UI Light'" style:font-family-generic="swiss" style:font-pitch="variable"/>
    <style:font-face style:name="Segoe UI Light1" svg:font-family="'Segoe UI Light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lef" style:font-name-complex="Alef1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Heading_20_3" style:list-style-name="WWNum7">
      <style:paragraph-properties fo:margin-left="0cm" fo:margin-top="0.247cm" fo:margin-bottom="0.212cm" style:contextual-spacing="false" fo:text-align="start" style:justify-single-word="false" fo:text-indent="0cm" style:auto-text-indent="false" style:writing-mode="lr-tb"/>
    </style:style>
    <style:style style:name="P4" style:family="paragraph" style:parent-style-name="Standard">
      <style:paragraph-properties fo:text-align="start" style:justify-single-word="false" style:writing-mode="lr-tb"/>
    </style:style>
    <style:style style:name="P5" style:family="paragraph" style:parent-style-name="Heading_20_3" style:list-style-name="WWNum7">
      <style:paragraph-properties fo:margin-left="0cm" fo:text-align="start" style:justify-single-word="false" fo:text-indent="0cm" style:auto-text-indent="false" style:writing-mode="lr-tb"/>
    </style:style>
    <style:style style:name="P6" style:family="paragraph" style:parent-style-name="Text_20_body">
      <style:paragraph-properties fo:text-align="start" style:justify-single-word="false" style:writing-mode="lr-tb"/>
    </style:style>
    <style:style style:name="P7" style:family="paragraph" style:parent-style-name="Text_20_body" style:list-style-name="">
      <style:paragraph-properties fo:margin-left="1.27cm" fo:margin-top="0cm" fo:margin-bottom="0cm" style:contextual-spacing="false" fo:text-align="start" style:justify-single-word="false" fo:text-indent="0cm" style:auto-text-indent="false" style:writing-mode="lr-tb">
        <style:tab-stops>
          <style:tab-stop style:position="1.27cm"/>
        </style:tab-stops>
      </style:paragraph-properties>
    </style:style>
    <style:style style:name="P8" style:family="paragraph" style:parent-style-name="Standard">
      <style:paragraph-properties fo:margin-left="0cm" fo:text-align="start" style:justify-single-word="false" fo:text-indent="0cm" style:auto-text-indent="false" style:writing-mode="lr-tb"/>
    </style:style>
    <style:style style:name="P9" style:family="paragraph" style:parent-style-name="Text_20_body" style:list-style-name="">
      <style:paragraph-properties fo:margin-left="0cm" fo:margin-top="0cm" fo:margin-bottom="0cm" style:contextual-spacing="false" fo:text-align="start" style:justify-single-word="false" fo:text-indent="0cm" style:auto-text-indent="false" style:writing-mode="lr-tb">
        <style:tab-stops>
          <style:tab-stop style:position="1.27cm"/>
        </style:tab-stops>
      </style:paragraph-properties>
    </style:style>
    <style:style style:name="P10" style:family="paragraph" style:parent-style-name="Text_20_body">
      <style:paragraph-properties fo:margin-left="0cm" fo:margin-top="0cm" fo:margin-bottom="0cm" style:contextual-spacing="false" fo:text-align="start" style:justify-single-word="false" fo:text-indent="-0.101cm" style:auto-text-indent="false" style:writing-mode="lr-tb">
        <style:tab-stops>
          <style:tab-stop style:position="1.27cm"/>
        </style:tab-stops>
      </style:paragraph-properties>
    </style:style>
    <style:style style:name="P11" style:family="paragraph" style:parent-style-name="Heading_20_3" style:list-style-name="">
      <style:paragraph-properties fo:margin-left="0cm" fo:margin-right="0cm" fo:margin-top="0cm" fo:margin-bottom="0.423cm" style:contextual-spacing="true" fo:line-height="100%" fo:text-align="start" style:justify-single-word="false" fo:orphans="2" fo:widows="2" fo:hyphenation-ladder-count="no-limit" fo:hyphenation-keep="auto" loext:hyphenation-keep-type="column" fo:text-indent="0cm" style:auto-text-indent="false" fo:padding="0cm" fo:border-left="none" fo:border-right="none" fo:border-top="none" fo:border-bottom="2.24pt solid #ed7d31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>
      <style:paragraph-properties fo:margin-left="1.27cm" fo:margin-top="0cm" fo:margin-bottom="0cm" style:contextual-spacing="false" fo:text-align="start" style:justify-single-word="false" fo:text-indent="0cm" style:auto-text-indent="false" style:writing-mode="lr-tb">
        <style:tab-stops>
          <style:tab-stop style:position="1.27cm"/>
        </style:tab-stops>
      </style:paragraph-properties>
    </style:style>
    <style:style style:name="T1" style:family="text">
      <style:text-properties style:font-name="Alef" style:font-name-complex="Alef1"/>
    </style:style>
    <style:style style:name="T2" style:family="text">
      <style:text-properties fo:color="#6b5e9b" loext:opacity="100%" style:font-name="Alef" fo:font-weight="bold" style:font-weight-asian="bold" style:font-name-complex="Alef1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><text:span text:style-name="T1">Entrega na aula virtual un arquivo PDF no que se vexa o teu nome e a tarefa, por exemplo: </text:span><text:span text:style-name="T2">tarefa-1-pepe-lopez.pdf</text:span></text:p>
      <text:list text:style-name="WWNum7">
        <text:list-item>
          <text:list>
            <text:list-item>
              <text:list>
                <text:list-item>
                  <text:h text:style-name="P3" text:outline-level="3">Relaciona las siguientes estrategias empresarales que se proponen con el criterio ASG (Ambiental, Social y de Gobernanza) al que pertenecen. Por ejemplo, gestionar los residuos generados: criterio ambiental.</text:h>
                </text:list-item>
              </text:list>
            </text:list-item>
          </text:list>
        </text:list-item>
      </text:list>
      <text:p text:style-name="P4"/>
      <text:p text:style-name="P4">Impulsar un proyecto educativo en una localidad.<text:line-break/> criterio social.</text:p>
      <text:p text:style-name="P4"/>
      <text:p text:style-name="P4">proteger la biodiversidad<text:line-break/> criterio ambiental.</text:p>
      <text:p text:style-name="P4"/>
      <text:p text:style-name="P4"/>
      <text:p text:style-name="P4">Satisfacción de las personas trabajadoras<text:line-break/> criterio social.</text:p>
      <text:p text:style-name="P4"/>
      <text:p text:style-name="P4"/>
      <text:p text:style-name="P4">Representación paritaria en los cargos directivos<text:line-break/> criterio de gobernanza.</text:p>
      <text:p text:style-name="P4"/>
      <text:p text:style-name="P4"/>
      <text:p text:style-name="P4">Reducción de la huella de carbono<text:line-break/> criterio ambiental.</text:p>
      <text:p text:style-name="P4"/>
      <text:p text:style-name="P4"/>
      <text:p text:style-name="P4">Portal de transparencia en la empresa<text:line-break/> criterio de gobernanza.</text:p>
      <text:p text:style-name="P4"/>
      <text:p text:style-name="P4"/>
      <text:p text:style-name="P4">Retribución digna en la cadena de suministro<text:line-break/> criterio social.</text:p>
      <text:p text:style-name="P4"/>
      <text:p text:style-name="P4"/>
      <text:p text:style-name="P4"><text:soft-page-break/>Compromiso fiscal<text:line-break/> criterio de gobernanza.</text:p>
      <text:p text:style-name="P4"/>
      <text:p text:style-name="P4"/>
      <text:p text:style-name="P4"/>
      <text:list text:continue-numbering="true" text:style-name="WWNum7">
        <text:list-item>
          <text:list>
            <text:list-item>
              <text:list>
                <text:list-item>
                  <text:h text:style-name="P5" text:outline-level="3">Define en pocas palabras:</text:h>
                </text:list-item>
              </text:list>
            </text:list-item>
          </text:list>
        </text:list-item>
      </text:list>
      <text:p text:style-name="P4">¿Qué es la sostenibilidad?<text:line-break/> Es la capacidad de satisfacer las necesidades actuales sin comprometer los recursos y el bienestar de las futuras generaciones, respetando el equilibrio ambiental, social y económico.</text:p>
      <text:p text:style-name="P4"/>
      <text:p text:style-name="P4"/>
      <text:p text:style-name="P4">¿Qué es la responsabilidad social corporativa (RSC)?<text:line-break/> Es el compromiso voluntario de las empresas para integrar aspectos sociales, ambientales y éticos en su gestión y operaciones.</text:p>
      <text:p text:style-name="P4"/>
      <text:p text:style-name="P4"/>
      <text:p text:style-name="P4">¿Qué significan las siglas ASG en el contexto de la responsabilidad empresarial?<text:line-break/> Ambiental, Social y Gobernanza.</text:p>
      <text:p text:style-name="P4"/>
      <text:p text:style-name="P4"/>
      <text:list text:continue-numbering="true" text:style-name="WWNum7">
        <text:list-item>
          <text:list>
            <text:list-item>
              <text:list>
                <text:list-item>
                  <text:h text:style-name="P5" text:outline-level="3">¿Cuáles son los cuatro ejes principales en los que se agrupan los principios del Pacto Mundial de las Naciones Unidas? </text:h>
                </text:list-item>
              </text:list>
            </text:list-item>
          </text:list>
        </text:list-item>
      </text:list>
      <text:p text:style-name="P4">- Derechos humanos<text:line-break/>- Normas laborales<text:line-break/>- Medio ambiente<text:line-break/>- Lucha contra la corrupción</text:p>
      <text:p text:style-name="P6"/>
      <text:p text:style-name="P7"/>
      <text:p text:style-name="P7"/>
      <text:list text:continue-numbering="true" text:style-name="WWNum7">
        <text:list-item>
          <text:list>
            <text:list-item>
              <text:list>
                <text:list-item>
                  <text:h text:style-name="P5" text:outline-level="3">¿qué criterios permiten evaluar la sostenibilidad de las prácticas empresariales y cómo benefician a las empresas? </text:h>
                </text:list-item>
              </text:list>
            </text:list-item>
          </text:list>
        </text:list-item>
      </text:list>
      <text:p text:style-name="P8"><text:s/>Los criterios ASG permiten evaluar la gestión ambiental (como la reducción de residuos o consumo energético), social (como el bienestar de los empleados) y de gobernanza (como la transparencia). Las empresas se benefician con mejoras en la reputación, fidelidad de los clientes y atracción de inversiones responsables.</text:p>
      <text:p text:style-name="P8"><text:soft-page-break/></text:p>
      <text:p text:style-name="P8"/>
      <text:p text:style-name="P8"/>
      <text:p text:style-name="P9"/>
      <text:p text:style-name="P10"/>
      <text:h text:style-name="P11" text:outline-level="3">Indica algunas medidas relacionadas con la normativa ambiental y social deben cumplir las empresas en la Unión Europea según el documento</text:h>
      <text:p text:style-name="P12">- Cumplir con los objetivos de reducción de emisiones de CO2.<text:line-break/>- Garantizar condiciones de trabajo seguras y justas.<text:line-break/>- Implementar sistemas de reciclaje y gestión eficiente de residuos.<text:line-break/>- Informar de forma transparente sobre impactos ambientales y sociales.<text:line-break/>- Promover la igualdad de género y diversidad en el entorno laboral.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lef1" svg:font-family="Alef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JP" svg:font-family="'Noto Sans JP'" style:font-family-generic="swiss" style:font-pitch="variable"/>
    <style:font-face style:name="Segoe UI Light" svg:font-family="'Segoe UI Light'" style:font-family-generic="swiss" style:font-pitch="variable"/>
    <style:font-face style:name="Segoe UI Light1" svg:font-family="'Segoe UI Light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gl" fo:country="E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1" fo:font-size="11pt" fo:language="gl" fo:country="E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1pt" fo:language="gl" fo:country="ES" style:letter-kerning="false" style:font-name-asian="Calibri2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ác." style:auto-update="true" style:default-outline-level="1" style:list-style-name="WWNum6" style:list-level="1" style:class="text">
      <style:paragraph-properties fo:margin-top="0cm" fo:margin-bottom="0.423cm" style:contextual-spacing="true" fo:line-height="100%" fo:keep-together="always" fo:padding="0cm" fo:border-left="none" fo:border-right="none" fo:border-top="none" fo:border-bottom="2.24pt solid #ed7d31" fo:keep-with-next="always"/>
      <style:text-properties fo:color="#ed7d31" loext:opacity="100%" style:font-name="Segoe UI Light" fo:font-family="'Segoe UI Light'" style:font-family-generic="swiss" style:font-pitch="variable" fo:font-size="28pt" style:font-name-asian="Times New Roman1" style:font-family-asian="'Times New Roman'" style:font-family-generic-asian="system" style:font-pitch-asian="variable" style:font-size-asian="28pt" style:language-asian="gl" style:country-asian="ES" style:font-name-complex="Segoe UI Light1" style:font-family-complex="'Segoe UI Light'" style:font-family-generic-complex="system" style:font-pitch-complex="variable" style:font-size-complex="28pt">
        <loext:char-complex-color loext:theme-type="accent2" loext:color-type="theme"/>
      </style:text-properties>
    </style:style>
    <style:style style:name="Heading_20_2" style:display-name="Heading 2" style:family="paragraph" style:parent-style-name="Standard" style:next-style-name="Standard" loext:linked-style-name="Título_20_2_20_Carác." style:default-outline-level="2" style:list-style-name="WWNum6" style:list-level="2" style:class="text">
      <style:paragraph-properties fo:margin-top="0cm" fo:margin-bottom="0.423cm" style:contextual-spacing="true" fo:line-height="100%" fo:keep-together="always" fo:padding="0cm" fo:border-left="none" fo:border-right="none" fo:border-top="none" fo:border-bottom="2.24pt solid #ed7d31" fo:keep-with-next="always"/>
      <style:text-properties fo:color="#ed7d31" loext:opacity="100%" style:font-name="Segoe UI Light" fo:font-family="'Segoe UI Light'" style:font-family-generic="swiss" style:font-pitch="variable" fo:font-size="24pt" style:font-name-asian="Times New Roman1" style:font-family-asian="'Times New Roman'" style:font-family-generic-asian="system" style:font-pitch-asian="variable" style:font-size-asian="24pt" style:language-asian="gl" style:country-asian="ES" style:font-name-complex="Segoe UI Light1" style:font-family-complex="'Segoe UI Light'" style:font-family-generic-complex="system" style:font-pitch-complex="variable" style:font-size-complex="24pt">
        <loext:char-complex-color loext:theme-type="accent2" loext:color-type="theme"/>
      </style:text-properties>
    </style:style>
    <style:style style:name="Heading_20_3" style:display-name="Heading 3" style:family="paragraph" style:parent-style-name="Standard" style:next-style-name="Standard" loext:linked-style-name="Título_20_3_20_Carác." style:default-outline-level="3" style:list-style-name="WWNum6" style:list-level="3" style:class="text">
      <style:paragraph-properties fo:margin-top="0cm" fo:margin-bottom="0.423cm" style:contextual-spacing="true" fo:line-height="100%" fo:keep-together="always" fo:padding="0cm" fo:border-left="none" fo:border-right="none" fo:border-top="none" fo:border-bottom="2.24pt solid #ed7d31" fo:keep-with-next="always"/>
      <style:text-properties fo:color="#ed7d31" loext:opacity="100%" style:font-name="Segoe UI Light" fo:font-family="'Segoe UI Light'" style:font-family-generic="swiss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gl" style:country-asian="ES" style:font-weight-asian="bold" style:font-name-complex="Segoe UI Light1" style:font-family-complex="'Segoe UI Light'" style:font-family-generic-complex="system" style:font-pitch-complex="variable" style:font-size-complex="16pt" style:font-weight-complex="bold">
        <loext:char-complex-color loext:theme-type="accent2" loext:color-type="theme"/>
      </style:text-properties>
    </style:style>
    <style:style style:name="Heading_20_4" style:display-name="Heading 4" style:family="paragraph" style:parent-style-name="Standard" style:next-style-name="Standard" loext:linked-style-name="Título_20_4_20_Carác." style:default-outline-level="4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ác." style:default-outline-level="5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ác." style:default-outline-level="6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ác." style:default-outline-level="7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ác.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ác.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n1" style:family="paragraph" style:parent-style-name="Heading_20_1" style:next-style-name="tx1"/>
    <style:style style:name="tx1" style:family="paragraph" loext:linked-style-name="tx1_20_Car1">
      <style:paragraph-properties fo:margin-left="1.6cm" fo:margin-top="0.212cm" fo:margin-bottom="0.106cm" style:contextual-spacing="false" fo:text-align="justify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2" style:family="paragraph" style:parent-style-name="Heading_20_2" style:next-style-name="tx1"/>
    <style:style style:name="n3" style:family="paragraph" style:parent-style-name="Heading_20_3" style:next-style-name="tx1"/>
    <style:style style:name="p1" style:family="paragraph" loext:linked-style-name="p1_20_Car" style:list-style-name="WWNum2" style:list-level="1">
      <style:paragraph-properties fo:margin-top="0.212cm" fo:margin-bottom="0.106cm" style:contextual-spacing="false" fo:text-align="justify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4" style:family="paragraph" style:next-style-name="tx1" style:list-style-name="WWNum3" style:list-level="4">
      <style:paragraph-properties fo:margin-top="0.706cm" fo:margin-bottom="0.212cm" style:contextual-spacing="false" fo:text-align="start" style:justify-single-word="false" fo:orphans="2" fo:widows="2" fo:hyphenation-ladder-count="no-limit" fo:hyphenation-keep="auto" loext:hyphenation-keep-type="column" fo:keep-with-next="always" style:writing-mode="lr-tb"/>
      <style:text-properties fo:color="#3342b5" loext:opacity="100%" style:font-name="Arial" fo:font-family="Arial" style:font-family-generic="swiss" style:font-pitch="variable" fo:font-size="11pt" fo:language="gl" fo:country="ES" fo:font-weight="bold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ceira_20_Carác.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é_20_de_20_páxina_20_Carác.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margin-top="0cm" fo:margin-bottom="0.212cm" style:contextual-spacing="false" fo:text-align="justify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Calibri1" fo:font-family="Calibri" style:font-family-generic="roman" style:font-pitch="variable" fo:font-size="12pt" fo:language="gl" fo:country="ES" style:letter-kerning="false" style:font-name-asian="Calibri2" style:font-family-asian="Calibri" style:font-family-generic-asian="system" style:font-pitch-asian="variable" style:font-size-asian="12pt" style:language-asian="en" style:country-asian="US" style:font-name-complex="Calibri2" style:font-family-complex="Calibri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loext:linked-style-name="p2_20_Car_20_Car" style:default-outline-level="2" style:list-style-name="WWNum5" style:list-level="1">
      <style:paragraph-properties fo:margin-top="0.106cm" fo:margin-bottom="0.106cm" style:contextual-spacing="false" fo:text-align="justify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5" style:family="paragraph" style:parent-style-name="n1" style:next-style-name="tx1" loext:linked-style-name="n5_20_Car" style:list-style-name="WWNum4" style:list-level="3">
      <style:paragraph-properties>
        <style:tab-stops>
          <style:tab-stop style:position="0cm"/>
        </style:tab-stops>
      </style:paragraph-properties>
      <style:text-properties style:font-name="Calibri1" fo:font-family="Calibri" style:font-family-generic="roman" style:font-pitch="variable" fo:font-size="12pt" style:font-size-asian="12pt" style:font-name-complex="Calibri2" style:font-family-complex="Calibri" style:font-family-generic-complex="system" style:font-pitch-complex="variable" style:font-size-complex="22pt"/>
    </style:style>
    <style:style style:name="sp1" style:family="paragraph" style:parent-style-name="Standard">
      <style:paragraph-properties fo:margin-left="2.101cm" fo:margin-top="0.106cm" fo:margin-bottom="0.106cm" style:contextual-spacing="false" fo:line-height="100%" fo:text-align="justify" style:justify-single-word="false" fo:orphans="0" fo:widows="0" fo:text-indent="0.501cm" style:auto-text-indent="false">
        <style:tab-stops>
          <style:tab-stop style:position="1.501cm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p11" style:family="paragraph" style:parent-style-name="sp1">
      <style:paragraph-properties fo:text-indent="0cm" style:auto-text-indent="false"/>
    </style:style>
    <style:style style:name="Index_20_Heading" style:display-name="Index Heading" style:family="paragraph" style:parent-style-name="Title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style:contextual-spacing="true"/>
      <style:text-properties fo:color="#2f5496" loext:opacity="100%" style:font-name="Calibri Light" fo:font-family="'Calibri Light'" style:font-family-generic="roman" style:font-pitch="variable" fo:font-size="16pt" style:font-size-asian="16pt" style:language-asian="es" style:country-asian="ES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  <style:text-properties fo:language="es" fo:country="ES" style:font-name-asian="F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  <style:text-properties fo:language="es" fo:country="ES" style:font-name-asian="F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  <style:text-properties fo:language="es" fo:country="ES" style:font-name-asian="F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Quote" style:family="paragraph" style:parent-style-name="Standard" style:next-style-name="Standard" loext:linked-style-name="Cita_20_Carác.">
      <style:paragraph-properties fo:margin-left="1.524cm" fo:margin-right="1.524cm" fo:margin-top="0.353cm" fo:margin-bottom="0.282cm" style:contextual-spacing="false" fo:text-align="center" style:justify-single-word="false"/>
      <style:text-properties fo:color="#404040" loext:opacity="100%" style:font-name="Noto Sans JP" fo:font-family="'Noto Sans JP'" style:font-family-generic="swiss" style:font-pitch="variable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01cm" fo:margin-top="0cm" fo:margin-bottom="0.282cm" style:contextual-spacing="true" fo:text-align="justify" style:justify-single-word="false"/>
      <style:text-properties fo:font-size="12pt" style:font-size-asian="12pt" style:language-asian="gl" style:country-asian="ES" style:font-size-complex="12pt"/>
    </style:style>
    <style:style style:name="codigo1" style:family="paragraph" style:parent-style-name="Standard" loext:linked-style-name="codigo1_20_Car">
      <style:paragraph-properties fo:margin-left="1.6cm" fo:margin-top="0.212cm" fo:margin-bottom="0.212cm" style:contextual-spacing="false" fo:line-height="100%" fo:text-align="justify" style:justify-single-word="false" fo:orphans="0" fo:widows="0" fo:text-indent="0.501cm" style:auto-text-indent="false">
        <style:tab-stops>
          <style:tab-stop style:position="1.501cm"/>
        </style:tab-stops>
      </style:paragraph-properties>
      <style:text-properties style:font-name="Courier New" fo:font-family="'Courier New'" style:font-pitch="variable" fo:font-size="9pt" style:font-size-asian="9pt" style:font-name-complex="Courier New1" style:font-family-complex="'Courier New'" style:font-family-generic-complex="system" style:font-pitch-complex="variable" style:font-size-complex="9pt"/>
    </style:style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loext:linked-style-name="Preformatado_20_HTML_20_Carác.">
      <style:paragraph-properties fo:margin-top="0cm" fo:margin-bottom="0cm" style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x1_20_Car1" style:display-name="tx1 Car1" style:family="text" loext:linked-style-name="tx1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p1_20_Car" style:display-name="p1 Car" style:family="text" loext:linked-style-name="p1">
      <style:text-properties fo:font-size="12pt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/>
    </style:style>
    <style:style style:name="Cabeceira_20_Carác." style:display-name="Cabeceira Carác." style:family="text" style:parent-style-name="Default_20_Paragraph_20_Font"/>
    <style:style style:name="Pé_20_de_20_páxina_20_Carác." style:display-name="Pé de páxina Carác." style:family="text" style:parent-style-name="Default_20_Paragraph_20_Font"/>
    <style:style style:name="p1_20_Car_20_Car" style:display-name="p1 Car Car" style:family="text">
      <style:text-properties fo:font-size="12pt" fo:language="gl" fo:country="ES" style:font-size-asian="12pt" style:language-asian="gl" style:country-asian="ES" style:font-size-complex="12pt"/>
    </style:style>
    <style:style style:name="Título_20_1_20_Carác." style:display-name="Título 1 Carác." style:family="text" style:parent-style-name="Default_20_Paragraph_20_Font">
      <style:text-properties fo:color="#ed7d31" loext:opacity="100%" style:font-name="Segoe UI Light" fo:font-family="'Segoe UI Light'" style:font-family-generic="swiss" style:font-pitch="variable" fo:font-size="28pt" style:font-name-asian="Times New Roman1" style:font-family-asian="'Times New Roman'" style:font-family-generic-asian="system" style:font-pitch-asian="variable" style:font-size-asian="28pt" style:language-asian="gl" style:country-asian="ES" style:font-name-complex="Segoe UI Light1" style:font-family-complex="'Segoe UI Light'" style:font-family-generic-complex="system" style:font-pitch-complex="variable" style:font-size-complex="28pt">
        <loext:char-complex-color loext:theme-type="accent2" loext:color-type="theme"/>
      </style:text-properties>
    </style:style>
    <style:style style:name="p2_20_Car_20_Car" style:display-name="p2 Car Car" style:family="text" loext:linked-style-name="p2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/>
    </style:style>
    <style:style style:name="n5_20_Car" style:display-name="n5 Car" style:family="text" loext:linked-style-name="n5">
      <style:text-properties fo:color="#c00000" loext:opacity="100%" fo:font-size="12pt" fo:font-weight="bold" style:font-name-asian="Times New Roman1" style:font-family-asian="'Times New Roman'" style:font-family-generic-asian="system" style:font-pitch-asian="variable" style:font-size-asian="12pt" style:language-asian="gl" style:country-asian="ES" style:font-weight-asian="bold" style:font-name-complex="Calibri2" style:font-family-complex="Calibri" style:font-family-generic-complex="system" style:font-pitch-complex="variable" style:font-size-complex="22pt" style:font-weight-complex="bold"/>
    </style:style>
    <style:style style:name="Título_20_2_20_Carác." style:display-name="Título 2 Carác." style:family="text" style:parent-style-name="Default_20_Paragraph_20_Font">
      <style:text-properties fo:color="#ed7d31" loext:opacity="100%" style:font-name="Segoe UI Light" fo:font-family="'Segoe UI Light'" style:font-family-generic="swiss" style:font-pitch="variable" fo:font-size="24pt" style:font-name-asian="Times New Roman1" style:font-family-asian="'Times New Roman'" style:font-family-generic-asian="system" style:font-pitch-asian="variable" style:font-size-asian="24pt" style:language-asian="gl" style:country-asian="ES" style:font-name-complex="Segoe UI Light1" style:font-family-complex="'Segoe UI Light'" style:font-family-generic-complex="system" style:font-pitch-complex="variable" style:font-size-complex="24pt">
        <loext:char-complex-color loext:theme-type="accent2" loext:color-type="theme"/>
      </style:text-properties>
    </style:style>
    <style:style style:name="Título_20_3_20_Carác." style:display-name="Título 3 Carác." style:family="text" style:parent-style-name="Default_20_Paragraph_20_Font">
      <style:text-properties fo:color="#ed7d31" loext:opacity="100%" style:font-name="Segoe UI Light" fo:font-family="'Segoe UI Light'" style:font-family-generic="swiss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gl" style:country-asian="ES" style:font-weight-asian="bold" style:font-name-complex="Segoe UI Light1" style:font-family-complex="'Segoe UI Light'" style:font-family-generic-complex="system" style:font-pitch-complex="variable" style:font-size-complex="16pt" style:font-weight-complex="bold">
        <loext:char-complex-color loext:theme-type="accent2" loext:color-type="theme"/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ef4f4f" loext:opacity="100%" style:font-name="Calibri Light" fo:font-family="'Calibri Light'" style:font-family-generic="roman" style:font-pitch="variable" fo:font-size="12pt" fo:font-style="normal" fo:font-weight="bold" style:font-size-asian="12pt" style:font-style-asian="normal" style:font-weight-asian="bold" style:font-style-complex="italic"/>
    </style:style>
    <style:style style:name="Cita_20_Carác." style:display-name="Cita Carác." style:family="text" style:parent-style-name="Default_20_Paragraph_20_Font" loext:linked-style-name="Quote">
      <style:text-properties fo:color="#404040" loext:opacity="100%" style:font-name="Noto Sans JP" fo:font-family="'Noto Sans JP'" style:font-family-generic="swiss" style:font-pitch="variable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digo1_20_Car" style:display-name="codigo1 Car" style:family="text" style:parent-style-name="Default_20_Paragraph_20_Font" loext:linked-style-name="codigo1">
      <style:text-properties style:font-name="Courier New" fo:font-family="'Courier New'" style:font-pitch="variable" fo:font-size="9pt" style:font-size-asian="9pt" style:font-name-complex="Courier New1" style:font-family-complex="'Courier New'" style:font-family-generic-complex="system" style:font-pitch-complex="variable" style:font-size-complex="9pt"/>
    </style:style>
    <style:style style:name="Título_20_4_20_Carác." style:display-name="Título 4 Carác.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ác." style:display-name="Título 5 Carác." style:family="text" style:parent-style-name="Default_20_Paragraph_20_Font">
      <style:text-properties fo:color="#2f5496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ác." style:display-name="Título 6 Carác.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7_20_Carác." style:display-name="Título 7 Carác.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Título_20_8_20_Carác." style:display-name="Título 8 Carác.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ác." style:display-name="Título 9 Carác.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pln" style:family="text" style:parent-style-name="Default_20_Paragraph_20_Font"/>
    <style:style style:name="pun" style:family="text" style:parent-style-name="Default_20_Paragraph_20_Font"/>
    <style:style style:name="Internet_20_Link1" style:display-name="Internet Link1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reformatado_20_HTML_20_Carác." style:display-name="Preformatado HTML Carác.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style:font-size-asian="10pt" style:font-size-complex="10pt"/>
    </style:style>
    <style:style style:name="Internet_20_Link2" style:display-name="Internet Link2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c00000" loext:opacity="100%" style:font-name="Calibri" fo:font-family="Calibri" style:font-pitch="variable" fo:font-size="12pt" style:font-size-asian="12pt"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color="#c00000" loext:opacity="100%" style:font-name="Segoe UI Light" fo:font-family="'Segoe UI Light'" style:font-family-generic="swiss" style:font-pitch="variable" fo:font-size="30pt" fo:font-style="normal" fo:font-weight="normal" style:font-size-asian="30pt" style:font-style-asian="normal" style:font-weight-asian="normal" style:font-name-complex="Segoe UI Light1" style:font-family-complex="'Segoe UI Light'" style:font-family-generic-complex="system" style:font-pitch-complex="variable" style:font-size-complex="30pt" style:font-weight-complex="bold"/>
    </style:style>
    <style:style style:name="ListLabel_20_20" style:display-name="ListLabel 20" style:family="text">
      <style:text-properties fo:font-variant="normal" fo:text-transform="none" fo:color="#c00000" loext:opacity="100%" style:text-line-through-style="none" style:text-line-through-type="none" style:text-position="0% 100%" style:font-name="Arial" fo:font-family="Arial" style:font-family-generic="swiss" style:font-pitch="variable" fo:font-size="18pt" fo:font-style="normal" fo:font-weight="normal" style:font-size-asian="18pt" style:font-style-asian="normal" style:font-weight-asian="normal" style:font-size-complex="28pt" text:display="true"/>
    </style:style>
    <style:style style:name="ListLabel_20_21" style:display-name="ListLabel 21" style:family="text">
      <style:text-properties fo:color="#c00000" loext:opacity="100%" style:font-name="Segoe UI Light" fo:font-family="'Segoe UI Light'" style:font-family-generic="swiss" style:font-pitch="variable" fo:font-size="18pt" fo:font-style="normal" fo:font-weight="bold" style:font-size-asian="18pt" style:font-style-asian="normal" style:font-weight-asian="bold" style:font-name-complex="Segoe UI Light1" style:font-family-complex="'Segoe UI Light'" style:font-family-generic-complex="system" style:font-pitch-complex="variable" style:font-size-complex="18pt"/>
    </style:style>
    <style:style style:name="ListLabel_20_22" style:display-name="ListLabel 22" style:family="text">
      <style:text-properties fo:color="#667dd1" loext:opacity="100%" style:font-name="Arial" fo:font-family="Arial" style:font-family-generic="swiss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fo:color="#c00000" loext:opacity="100%" style:font-name="Arial" fo:font-family="Arial" style:font-family-generic="swiss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fo:color="#667dd1" loext:opacity="100%" style:font-name="Arial" fo:font-family="Arial" style:font-family-generic="swiss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fo:color="#667dd1" loext:opacity="100%" style:font-name="Arial" fo:font-family="Arial" style:font-family-generic="swiss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fo:color="#667dd1" loext:opacity="100%" style:font-name="Arial" fo:font-family="Arial" style:font-family-generic="swiss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use-window-font-color="true" loext:opacity="0%" style:font-name="Calibri1" fo:font-family="Calibri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fo:font-size="20pt" fo:font-weight="bold" style:font-size-asian="20pt" style:font-weight-asian="bold" style:font-size-complex="20pt" style:font-weight-complex="bold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235cm"/>
        </style:list-level-properties>
        <style:text-properties style:font-name="Wingdings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2.101cm" fo:text-indent="-1.6cm" fo:margin-left="2.101cm"/>
        </style:list-level-properties>
      </text:list-level-style-number>
      <text:list-level-style-number text:level="2" text:style-name="ListLabel_20_20" loext:num-list-format="%2%-1." style:num-suffix="-1." style:num-format="1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101cm" fo:text-indent="-1.6cm" fo:margin-left="2.101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101cm" fo:text-indent="-1.6cm" fo:margin-left="2.101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4.038cm" fo:text-indent="-3.937cm" fo:margin-left="4.038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641cm" fo:margin-left="0.101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451cm" fo:text-indent="-1.905cm" fo:margin-left="5.816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7.086cm" fo:text-indent="-2.159cm" fo:margin-left="6.705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356cm" fo:text-indent="-2.54cm" fo:margin-left="7.7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–" style:num-suffix="–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style:font-name="Times New Roman2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76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a1" style:family="table">
      <style:table-properties style:width="21.004cm" fo:margin-left="-2.251cm" fo:margin-top="0cm" fo:margin-bottom="0cm" table:align="left" style:writing-mode="lr-tb"/>
    </style:style>
    <style:style style:name="Tabla1.A" style:family="table-column">
      <style:table-column-properties style:column-width="21.004cm"/>
    </style:style>
    <style:style style:name="Tabla1.1" style:family="table-row">
      <style:table-row-properties style:min-row-height="1.734cm" fo:keep-together="auto"/>
    </style:style>
    <style:style style:name="Tabla1.A1" style:family="table-cell">
      <style:table-cell-properties style:vertical-align="middle" fo:background-color="#ed7d31" fo:padding-left="1cm" fo:padding-right="0.191cm" fo:padding-top="0cm" fo:padding-bottom="0cm" fo:border="0.5pt solid #000000" style:writing-mode="lr-tb">
        <style:background-image/>
      </style:table-cell-properties>
    </style:style>
    <style:style style:name="MP1" style:family="paragraph" style:parent-style-name="Header">
      <style:paragraph-properties fo:margin-right="-1.748cm" fo:margin-top="0cm" fo:margin-bottom="0cm" style:contextual-spacing="false" fo:text-align="start" style:justify-single-word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left="-2.251cm" fo:margin-right="-1.748cm">
        <style:tab-stops>
          <style:tab-stop style:position="3.26cm"/>
        </style:tab-stops>
      </style:paragraph-properties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color="#ffffff" loext:opacity="100%" fo:font-size="24pt" style:font-size-asian="24pt" style:font-size-complex="24pt">
        <loext:char-complex-color loext:theme-type="light1" loext:color-type="theme"/>
      </style:text-properties>
    </style:style>
    <style:style style:name="MT2" style:family="text">
      <style:text-properties fo:color="#ffffff" loext:opacity="100%" fo:font-size="24pt" fo:language="gl" fo:country="ES" style:letter-kerning="false" style:font-name-asian="Calibri2" style:font-size-asian="24pt" style:language-asian="en" style:country-asian="US" style:font-name-complex="F" style:font-size-complex="24pt" style:language-complex="ar" style:country-complex="SA">
        <loext:char-complex-color loext:theme-type="light1" loext:color-type="theme"/>
      </style:text-properties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10pt" fo:language="es" fo:country="ES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cm" fo:margin-bottom="1.249cm" fo:margin-left="2.251cm" fo:margin-right="1.74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1" loext:marker-style-name="MT1"><text:span text:style-name="MT2">Tarefa 2 – Sustentabilidade</text:span><text:span text:style-name="MT2"/></text:p>
            </table:table-cell>
          </table:table-row>
        </table:table>
        <text:p text:style-name="MP2"/>
      </style:header>
      <style:footer>
        <text:p text:style-name="MP3" loext:marker-style-name="MT3"><text:span text:style-name="MT4"><text:page-number text:select-page="current">2</text:page-number></text:span><text:span text:style-name="MT5"><text:s/>de </text:span><text:span text:style-name="MT4"><text:page-count>3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18:38:00</meta:creation-date>
    <meta:initial-creator>Luis</meta:initial-creator>
    <dc:language>es-ES</dc:language>
    <dc:date>2024-12-18T23:29:23.332000000</dc:date>
    <meta:editing-cycles>4</meta:editing-cycles>
    <meta:editing-duration>PT8M48S</meta:editing-duration>
    <meta:generator>LibreOffice/24.8.3.2$Windows_X86_64 LibreOffice_project/48a6bac9e7e268aeb4c3483fcf825c94556d9f92</meta:generator>
    <meta:document-statistic meta:table-count="2" meta:image-count="0" meta:object-count="0" meta:page-count="3" meta:paragraph-count="24" meta:word-count="366" meta:character-count="2478" meta:non-whitespace-character-count="2120"/>
    <meta:user-defined meta:name="AppVersion">15.0000</meta:user-defined>
    <meta:template xlink:type="simple" xlink:actuate="onRequest" xlink:title="Normal.dotm" xlink:href=""/>
  </office:meta>
</office:document-meta>
</file>